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18516" calcext:value-type="float">
            <text:p>3.1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6352" calcext:value-type="float">
            <text:p>2.8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10256" calcext:value-type="float">
            <text:p>2.81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00528" calcext:value-type="float">
            <text:p>2.70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8776" calcext:value-type="float">
            <text:p>2.39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20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82368" calcext:value-type="float">
            <text:p>2.18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9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71344" calcext:value-type="float">
            <text:p>2.3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8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18232" calcext:value-type="float">
            <text:p>2.61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7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6144" calcext:value-type="float">
            <text:p>2.67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6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78608" calcext:value-type="float">
            <text:p>2.5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31592" calcext:value-type="float">
            <text:p>2.83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328416" calcext:value-type="float">
            <text:p>3.32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45084</text:p>
          </table:table-cell>
          <table:table-cell office:value-type="string" calcext:value-type="string">
            <text:p>24N 47W 29BC:52440</text:p>
          </table:table-cell>
          <table:table-cell office:value-type="string" calcext:value-type="string">
            <text:p>201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.910584" calcext:value-type="float">
            <text:p>3.91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0" meta:object-count="0"/>
    <meta:user-defined meta:name="AppVersion">3.0</meta:user-defined>
  </office:meta>
</office:document-meta>
</file>